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默认-title">
      <style:graphic-properties fo:min-height="2.219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7.5pt" style:font-size-asian="7.5pt" style:font-size-complex="7.5pt"/>
    </style:style>
    <style:style style:name="P3" style:family="paragraph">
      <loext:graphic-properties draw:fill="none" draw:fill-color="#ffffff"/>
      <style:text-properties fo:font-size="7.5pt" style:font-size-asian="7.5pt" style:font-size-complex="7.5pt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text-style-name="P1" draw:layer="layout" svg:width="18.899cm" svg:height="2.219cm" svg:x="1.199cm" svg:y="0.981cm" presentation:class="title" presentation:user-transformed="true">
          <draw:text-box>
            <text:p text:style-name="P1"><text:span text:style-name="T1">linux</text:span><text:span text:style-name="T1">答卷（中级）</text:span></text:p>
          </draw:text-box>
        </draw:frame>
        <draw:frame draw:style-name="gr1" draw:text-style-name="P3" draw:layer="layout" svg:width="12.398cm" svg:height="0.955cm" svg:x="3.6cm" svg:y="4.042cm">
          <draw:text-box>
            <text:p text:style-name="P2"><text:span text:style-name="T2">(2): <text:s/></text:span><text:span text:style-name="T2">示例中的两个字符串配置项，我觉得没什么区别，都是数据。区别只在于解</text:span><text:span text:style-name="T2">析的时候加以区分。 </text:span></text:p>
            <text:p text:style-name="P2"><text:span text:style-name="T2"><text:s/></text:span></text:p>
          </draw:text-box>
        </draw:frame>
        <draw:frame draw:style-name="gr1" draw:text-style-name="P3" draw:layer="layout" svg:width="1.569cm" svg:height="0.603cm" svg:x="2.213cm" svg:y="3cm">
          <draw:text-box>
            <text:p text:style-name="P2"><text:span text:style-name="T2">第一题：</text:span></text:p>
          </draw:text-box>
        </draw:frame>
        <draw:frame draw:style-name="gr1" draw:text-style-name="P3" draw:layer="layout" svg:width="13.388cm" svg:height="0.955cm" svg:x="3.6cm" svg:y="5.445cm">
          <draw:text-box>
            <text:p text:style-name="P2"><text:span text:style-name="T2">(3): </text:span><text:span text:style-name="T2">配置项属于典型的键值对结构，可以使用哈希表数据机构保存，原因哈希表占用空间较大，但是速度最快 </text:span></text:p>
            <text:p text:style-name="P2"><text:span text:style-name="T2"><text:s/></text:span></text:p>
          </draw:text-box>
        </draw:frame>
        <draw:frame draw:style-name="gr1" draw:text-style-name="P3" draw:layer="layout" svg:width="12.984cm" svg:height="1.307cm" svg:x="3.6cm" svg:y="6.69cm">
          <draw:text-box>
            <text:p text:style-name="P2"><text:span text:style-name="T2">(8): </text:span><text:span text:style-name="T2">动态内存分配在程序退出以后会由系统释放，如果希望进程在结束后自动释放资源有一个 </text:span><text:span text:style-name="T2">atexit </text:span><text:span text:style-name="T2">函数 </text:span></text:p>
            <text:p text:style-name="P2"><text:span text:style-name="T2">可以注册一些函数 在进程结束时自动调用 </text:span></text:p>
            <text:p text:style-name="P2"><text:span text:style-name="T2"><text:s/></text:span></text:p>
          </draw:text-box>
        </draw:frame>
        <draw:frame draw:style-name="gr1" draw:text-style-name="P3" draw:layer="layout" svg:width="9.098cm" svg:height="0.955cm" svg:x="3.6cm" svg:y="8.245cm">
          <draw:text-box>
            <text:p text:style-name="P2"><text:span text:style-name="T2">(9): exit(3) <text:s/></text:span><text:span text:style-name="T2">括号中的数字 指的是进程的终止状态 <text:s text:c="2"/>使用 </text:span><text:span text:style-name="T2">echo $? </text:span><text:span text:style-name="T2">可查看</text:span></text:p>
            <text:p text:style-name="P2"><text:span text:style-name="T2"/></text:p>
          </draw:text-box>
        </draw:frame>
        <draw:frame draw:style-name="gr1" draw:text-style-name="P3" draw:layer="layout" svg:width="1.569cm" svg:height="0.603cm" svg:x="2cm" svg:y="9.397cm">
          <draw:text-box>
            <text:p text:style-name="P2"><text:span text:style-name="T2">第二题：</text:span></text:p>
          </draw:text-box>
        </draw:frame>
        <draw:frame draw:style-name="gr1" draw:text-style-name="P3" draw:layer="layout" svg:width="1.209cm" svg:height="0.899cm" svg:x="0.591cm" svg:y="7.301cm">
          <draw:text-box>
            <text:p text:style-name="P2"><text:span text:style-name="T2">(1): <text:s text:c="3"/></text:span></text:p>
            <text:p text:style-name="P2"><text:span text:style-name="T2"><text:s/></text:span></text:p>
          </draw:text-box>
        </draw:frame>
        <draw:frame draw:style-name="gr1" draw:text-style-name="P3" draw:layer="layout" svg:width="12.864cm" svg:height="0.955cm" svg:x="3.6cm" svg:y="11.045cm">
          <draw:text-box>
            <text:p text:style-name="P2"><text:span text:style-name="T2">(5): <text:s/>pthread_create <text:s/></text:span><text:span text:style-name="T2">的最后一个参数 </text:span><text:span text:style-name="T2">parms <text:s/></text:span><text:span text:style-name="T2">为该函数的 栈变量 此变量在线程读取之前就可能被销毁掉</text:span></text:p>
            <text:p text:style-name="P2"><text:span text:style-name="T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正黑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65cm" fo:margin-bottom="0cm" fo:text-indent="0cm"/>
      <style:text-properties fo:font-size="39.5999984741211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24cm" fo:margin-bottom="0cm" fo:text-indent="0cm"/>
      <style:text-properties fo:font-size="33.9000015258789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82cm" fo:margin-bottom="0cm" fo:text-indent="0cm"/>
      <style:text-properties fo:font-size="28.299999237060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默认" style:page-layout-name="PM1" draw:style-name="Mdp1">
      <draw:frame presentation:style-name="默认-title" draw:layer="backgroundobjects" svg:width="18.899cm" svg:height="4.958cm" svg:x="1.05cm" svg:y="1.183cm" presentation:class="title" presentation:placeholder="true">
        <draw:text-box/>
      </draw:frame>
      <draw:frame presentation:style-name="默认-outline1" draw:layer="backgroundobjects" svg:width="18.899cm" svg:height="17.225cm" svg:x="1.05cm" svg:y="6.949cm" presentation:class="outline" presentation:placeholder="true">
        <draw:text-box/>
      </draw:frame>
      <draw:frame presentation:style-name="Mpr1" draw:text-style-name="MP2" draw:layer="backgroundobjects" svg:width="4.892cm" svg:height="2.048cm" svg:x="1.05cm" svg:y="27.05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8cm" svg:x="7.181cm" svg:y="27.05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8cm" svg:x="15.056cm" svg:y="27.056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5:37:52.105501212</meta:creation-date>
    <dc:date>2018-02-25T19:07:02.785409833</dc:date>
    <meta:editing-duration>PT7M59S</meta:editing-duration>
    <meta:editing-cycles>1</meta:editing-cycles>
    <meta:document-statistic meta:object-count="32"/>
    <meta:generator>LibreOffice/5.2.7.2$Linux_X86_64 LibreOffice_project/20m0$Build-2</meta:generator>
  </office:meta>
</office:document-meta>
</file>